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h text:outline-level="1">GroupBuild Resources Page: MVP Plan (v1)</text:h>
      <text:h text:outline-level="2">1. Objective</text:h>
      <text:p>The "Resources" system will become the knowledge and activation hub of the GroupBuild (GB) platform. It must:</text:p>
      <text:p/>
      <text:p>- Be modular, resilient, and able to evolve via APIs and user contribution.</text:p>
      <text:p>- Offer censorship-resistant access to important civic, strategic, and historical assets.</text:p>
      <text:p>- Enable prompt-driven AI interaction, strategy refinement, and civic engagement asset generation.</text:p>
      <text:p>- Be anonymous-friendly, balancing security with reputation-based accountability via RepTags.</text:p>
      <text:p>- Present a usable, unbranded interface that emphasizes functional access, not corporate promotion.</text:p>
      <text:p/>
      <text:p>Target Users:</text:p>
      <text:p>- Grassroots organizers</text:p>
      <text:p>- Democratic activists</text:p>
      <text:p>- Dissidents under threat</text:p>
      <text:p>- Researchers and moderators</text:p>
      <text:p>- Designers of decentralized policy systems</text:p>
      <text:h text:outline-level="2">2. Core Feature Matrix</text:h>
      <text:p>See online version for detailed table of features and access levels.</text:p>
      <text:h text:outline-level="2">3. Integrable Technologies</text:h>
      <text:p>Prompt &amp; Template Libraries:</text:p>
      <text:p>- Promptaa (open prompt hub with editing)</text:p>
      <text:p>- PromptSource (templating + testing)</text:p>
      <text:p/>
      <text:p>Decentralized Storage:</text:p>
      <text:p>- IPFS (core layer)</text:p>
      <text:p>- Arweave (permanent mirror)</text:p>
      <text:p>- DClaims (versioning + audit trails)</text:p>
      <text:p>- Freenet / Hyphanet (for high-risk ghost archives)</text:p>
      <text:p/>
      <text:p>Frontend / Toolkits:</text:p>
      <text:p>- Canva API or Web2 template tool (for printable/postable action assets)</text:p>
      <text:p>- Quill.js or Tiptap (live editing)</text:p>
      <text:p>- LangChain + LlamaIndex (retrieval-augmented GenAI)</text:p>
      <text:h text:outline-level="2">4. Implementation Roadmap</text:h>
      <text:p>Phase 1: Foundation &amp; MVP (Weeks 1–4)</text:p>
      <text:p>- Build public-facing tabbed UI with search + featured prompts</text:p>
      <text:p>- Load static Prompt Library and Action Templates</text:p>
      <text:p>- Manual upload to IPFS-backed Archive via admin panel</text:p>
      <text:p>- Publish starter templates (protest posters, email campaigns, onboarding docs)</text:p>
      <text:p>- Display tooltips on hover for each content type</text:p>
      <text:p/>
      <text:p>Phase 2: Contributor Tools (Weeks 5–9)</text:p>
      <text:p>- Enable prompt remixing/forking with editable version history</text:p>
      <text:p>- Allow AnonID-verified ghost uploads (IPFS + Freenet path)</text:p>
      <text:p>- Add automated summaries with GenAI + moderation comments from BeAxa</text:p>
      <text:p>- Enable RepTag assignments and voting on asset utility/reliability</text:p>
      <text:p/>
      <text:p>Phase 3: Simulation + Moderation Layer (Weeks 10–16)</text:p>
      <text:p>- Launch the Strategy Simulator (role-play opposing personas + tactics)</text:p>
      <text:p>- Add versioned forks for documents and prompts</text:p>
      <text:p>- Create download/export bundle builder for pre-action printing/kitting</text:p>
      <text:p>- Mirror core library via Arweave to ensure censorship-resilience</text:p>
      <text:h text:outline-level="2">5. UX + Brand Guidelines</text:h>
      <text:p>- Style: Clean, light, keyboard-friendly, distraction-free</text:p>
      <text:p>- Onboarding: Hover-based tooltips + inline explainers</text:p>
      <text:p>- Access: Unregistered users can preview, download, and copy prompts/templates</text:p>
      <text:p>- Activation Points: Clicking "Edit / Remix / Submit" prompts optional login via AnonID or full account</text:p>
      <text:p>- Visibility: Brand light or invisible—focus on tools, not GB promotion</text:p>
      <text:p>- Adaptivity: Mobile-first layout, but all tools exportable in print-friendly format</text:p>
      <text:h text:outline-level="2">6. Landing Page Wireframe (Guest View)</text:h>
      <text:p>┌──────────────────────────────────────────────────────────────┐</text:p>
      <text:p>│ 📚  Explore Tools That Build Democracy                      🔍 Search  │</text:p>
      <text:p>├──────────────────────────────────────────────────────────────┤</text:p>
      <text:p>│ 🧠  Prompt Library        🗂️  Archive of Banned Docs              │</text:p>
      <text:p>│ 📄  Action Templates      🧰  Learn &amp; Moderate (FAQ/AI Assist)    │</text:p>
      <text:p>│ 🧪  Strategy Simulator    📬  Submit a Tip (Ghost Upload)         │</text:p>
      <text:p>└──────────────────────────────────────────────────────────────┘</text:p>
      <text:p>Interaction Rules:</text:p>
      <text:p>- All content previewable without login</text:p>
      <text:p>- Forking, editing, and downloading prompts/templates available only to logged-in users</text:p>
      <text:p>- BeAxa moderation comments highlighted on hover or via tabbed notes</text:p>
      <text:h text:outline-level="2">7. Long-Term Enhancements</text:h>
      <text:p>- 🌐 Offline Resource Bundles (USB/ZIP with full archive + templates)</text:p>
      <text:p>- 🗳️ Community voting on most useful/promising assets</text:p>
      <text:p>- 👥 Multi-user collaborative prompt-building with version merge</text:p>
      <text:p>- 🔁 Archive health checker with mirror status + IPFS/Arweave redundancy scan</text:p>
      <text:p>- 🔐 Anonymous submission review queue for BeAxa moderation layer</text:p>
      <text:p>Prepared for: GroupBuild dev team &amp; partner platform integrators</text:p>
      <text:p>Document Name: GB_Resources_Page_MVP_Plan_v1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